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table:style-name="ce1">
            <draw:frame draw:z-index="1" draw:id="id0" draw:style-name="a0" draw:name="Gráfico 1" svg:x="0.38542in" svg:y="0.07812in" svg:width="2.16667in" svg:height="1.359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table:number-columns-spanned="7" table:number-rows-spanned="1" table:style-name="ce2">
            <text:p>LapTop</text:p>
          </table:table-cell>
          <table:covered-table-cell table:number-columns-repeated="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float" office:value="10000000" table:style-name="ce1">
            <text:p>10000000</text:p>
          </table:table-cell>
          <table:table-cell office:value-type="float" office:value="50000000" table:style-name="ce1">
            <text:p>50000000</text:p>
          </table:table-cell>
          <table:table-cell office:value-type="float" office:value="100000000" table:style-name="ce1">
            <text:p>100000000</text:p>
          </table:table-cell>
          <table:table-cell office:value-type="float" office:value="500000000" table:style-name="ce1">
            <text:p>500000000</text:p>
          </table:table-cell>
          <table:table-cell office:value-type="float" office:value="1000000000" table:style-name="ce1">
            <text:p>1000000000</text:p>
          </table:table-cell>
          <table:table-cell office:value-type="float" office:value="2000000000" table:style-name="ce1">
            <text:p>200000000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number-columns-spanned="1" table:number-rows-spanned="3" table:style-name="ce4">
            <text:p>Add Numbers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0.40600000000000003" table:style-name="ce1">
            <text:p>0,406</text:p>
          </table:table-cell>
          <table:table-cell office:value-type="float" office:value="0.78800000000000003" table:style-name="ce1">
            <text:p>0,788</text:p>
          </table:table-cell>
          <table:table-cell office:value-type="float" office:value="3.8719999999999999" table:style-name="ce1">
            <text:p>3,872</text:p>
          </table:table-cell>
          <table:table-cell office:value-type="float" office:value="7.8070000000000004" table:style-name="ce1">
            <text:p>7,807</text:p>
          </table:table-cell>
          <table:table-cell office:value-type="float" office:value="15.638999999999999" table:style-name="ce1">
            <text:p>15,639</text:p>
          </table:table-cell>
          <table:table-cell table:number-columns-repeated="16373"/>
        </table:table-row>
        <table:table-row table:style-name="ro1">
          <table:table-cell table:number-columns-repeated="4"/>
          <table:covered-table-cell/>
          <table:table-cell office:value-type="float" office:value="1.179" table:style-name="ce1">
            <text:p>1,179</text:p>
          </table:table-cell>
          <table:table-cell office:value-type="float" office:value="1.2430000000000001" table:style-name="ce1">
            <text:p>1,243</text:p>
          </table:table-cell>
          <table:table-cell office:value-type="float" office:value="1.246" table:style-name="ce1">
            <text:p>1,246</text:p>
          </table:table-cell>
          <table:table-cell office:value-type="float" office:value="1.3859999999999999" table:style-name="ce1">
            <text:p>1,386</text:p>
          </table:table-cell>
          <table:table-cell office:value-type="float" office:value="1.4790000000000001" table:style-name="ce1">
            <text:p>1,479</text:p>
          </table:table-cell>
          <table:table-cell office:value-type="float" office:value="1.804" table:style-name="ce1">
            <text:p>1,804</text:p>
          </table:table-cell>
          <table:table-cell table:number-columns-repeated="16373"/>
        </table:table-row>
        <table:table-row table:style-name="ro1">
          <table:table-cell table:style-name="ce1">
            <draw:frame draw:z-index="2" draw:id="id1" draw:style-name="a1" draw:name="Gráfico 3" svg:x="0.41667in" svg:y="0.10937in" svg:width="2.13542in" svg:height="1.234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/>
          <table:covered-table-cell/>
          <table:table-cell office:value-type="float" office:value="8.142493638676844E-2" table:formula="of:=[.F5]/[.F6]" table:style-name="ce1">
            <text:p>0,081424936</text:p>
          </table:table-cell>
          <table:table-cell office:value-type="float" office:value="0.32662912308930009" table:formula="of:=[.G5]/[.G6]" table:style-name="ce1">
            <text:p>0,326629123</text:p>
          </table:table-cell>
          <table:table-cell office:value-type="float" office:value="0.63242375601926171" table:formula="of:=[.H5]/[.H6]" table:style-name="ce1">
            <text:p>0,632423756</text:p>
          </table:table-cell>
          <table:table-cell office:value-type="float" office:value="2.7936507936507939" table:formula="of:=[.I5]/[.I6]" table:style-name="ce1">
            <text:p>2,793650794</text:p>
          </table:table-cell>
          <table:table-cell office:value-type="float" office:value="5.2785665990534145" table:formula="of:=[.J5]/[.J6]" table:style-name="ce1">
            <text:p>5,278566599</text:p>
          </table:table-cell>
          <table:table-cell office:value-type="float" office:value="8.6690687361419059" table:formula="of:=[.K5]/[.K6]" table:style-name="ce1">
            <text:p>8,66906873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1" table:number-rows-spanned="3" table:style-name="ce4">
            <text:p>Convolucion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0.24" table:style-name="ce1">
            <text:p>0,24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2.1360000000000001" table:style-name="ce1">
            <text:p>2,136</text:p>
          </table:table-cell>
          <table:table-cell office:value-type="float" office:value="4.202" table:style-name="ce1">
            <text:p>4,202</text:p>
          </table:table-cell>
          <table:table-cell office:value-type="float" office:value="8.4960000000000004" table:style-name="ce1">
            <text:p>8,496</text:p>
          </table:table-cell>
          <table:table-cell table:number-columns-repeated="16373"/>
        </table:table-row>
        <table:table-row table:style-name="ro1">
          <table:table-cell table:number-columns-repeated="4"/>
          <table:covered-table-cell/>
          <table:table-cell office:value-type="float" office:value="2.54" table:style-name="ce1">
            <text:p>2,54</text:p>
          </table:table-cell>
          <table:table-cell office:value-type="float" office:value="2.585" table:style-name="ce1">
            <text:p>2,585</text:p>
          </table:table-cell>
          <table:table-cell office:value-type="float" office:value="2.5329999999999999" table:style-name="ce1">
            <text:p>2,533</text:p>
          </table:table-cell>
          <table:table-cell office:value-type="float" office:value="2.6240000000000001" table:style-name="ce1">
            <text:p>2,624</text:p>
          </table:table-cell>
          <table:table-cell office:value-type="float" office:value="2.5470000000000002" table:style-name="ce1">
            <text:p>2,547</text:p>
          </table:table-cell>
          <table:table-cell office:value-type="float" office:value="2.5539999999999998" table:style-name="ce1">
            <text:p>2,554</text:p>
          </table:table-cell>
          <table:table-cell table:number-columns-repeated="16373"/>
        </table:table-row>
        <table:table-row table:style-name="ro1">
          <table:table-cell table:number-columns-repeated="4"/>
          <table:covered-table-cell/>
          <table:table-cell office:value-type="float" office:value="2.9133858267716535E-2" table:formula="of:=[.F9]/[.F10]" table:style-name="ce1">
            <text:p>0,029133858</text:p>
          </table:table-cell>
          <table:table-cell office:value-type="float" office:value="9.2843326885880081E-2" table:formula="of:=[.G9]/[.G10]" table:style-name="ce1">
            <text:p>0,092843327</text:p>
          </table:table-cell>
          <table:table-cell office:value-type="float" office:value="0.18239242005527045" table:formula="of:=[.H9]/[.H10]" table:style-name="ce5">
            <text:p>0,18239242</text:p>
          </table:table-cell>
          <table:table-cell office:value-type="float" office:value="0.8140243902439025" table:formula="of:=[.I9]/[.I10]" table:style-name="ce1">
            <text:p>0,81402439</text:p>
          </table:table-cell>
          <table:table-cell office:value-type="float" office:value="1.6497840596780524" table:formula="of:=[.J9]/[.J10]" table:style-name="ce1">
            <text:p>1,64978406</text:p>
          </table:table-cell>
          <table:table-cell office:value-type="float" office:value="3.3265465935787004" table:formula="of:=[.K9]/[.K10]" table:style-name="ce1">
            <text:p>3,32654659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Gráfico 4" svg:x="0.11458in" svg:y="0.14062in" svg:width="3.14583in" svg:height="1.9739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3"/>
          <table:table-cell office:value-type="float" office:value="500" table:style-name="ce1">
            <text:p>500</text:p>
          </table:table-cell>
          <table:table-cell office:value-type="float" office:value="700" table:style-name="ce1">
            <text:p>700</text:p>
          </table:table-cell>
          <table:table-cell office:value-type="float" office:value="800" table:style-name="ce1">
            <text:p>800</text:p>
          </table:table-cell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500" table:style-name="ce1">
            <text:p>150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number-columns-spanned="1" table:number-rows-spanned="3" table:style-name="ce4">
            <text:p>MatrixMult</text:p>
          </table:table-cell>
          <table:table-cell office:value-type="float" office:value="0.442" table:style-name="ce1">
            <text:p>0,442</text:p>
          </table:table-cell>
          <table:table-cell office:value-type="float" office:value="1.0740000000000001" table:style-name="ce1">
            <text:p>1,074</text:p>
          </table:table-cell>
          <table:table-cell office:value-type="float" office:value="2.3730000000000002" table:style-name="ce1">
            <text:p>2,373</text:p>
          </table:table-cell>
          <table:table-cell office:value-type="float" office:value="3.3980000000000001" table:style-name="ce1">
            <text:p>3,398</text:p>
          </table:table-cell>
          <table:table-cell office:value-type="float" office:value="4.8680000000000003" table:style-name="ce1">
            <text:p>4,868</text:p>
          </table:table-cell>
          <table:table-cell office:value-type="float" office:value="15.736000000000001" table:style-name="ce1">
            <text:p>15,736</text:p>
          </table:table-cell>
          <table:table-cell table:number-columns-repeated="16373"/>
        </table:table-row>
        <table:table-row table:style-name="ro1">
          <table:table-cell table:number-columns-repeated="4"/>
          <table:covered-table-cell/>
          <table:table-cell office:value-type="float" office:value="1.254" table:style-name="ce1">
            <text:p>1,254</text:p>
          </table:table-cell>
          <table:table-cell office:value-type="float" office:value="1.3859999999999999" table:style-name="ce1">
            <text:p>1,386</text:p>
          </table:table-cell>
          <table:table-cell office:value-type="float" office:value="1.4339999999999999" table:style-name="ce1">
            <text:p>1,434</text:p>
          </table:table-cell>
          <table:table-cell office:value-type="float" office:value="1.5369999999999999" table:style-name="ce1">
            <text:p>1,537</text:p>
          </table:table-cell>
          <table:table-cell office:value-type="float" office:value="1.6419999999999999" table:style-name="ce1">
            <text:p>1,642</text:p>
          </table:table-cell>
          <table:table-cell office:value-type="float" office:value="2.8380000000000001" table:style-name="ce1">
            <text:p>2,838</text:p>
          </table:table-cell>
          <table:table-cell table:number-columns-repeated="16373"/>
        </table:table-row>
        <table:table-row table:style-name="ro1">
          <table:table-cell table:number-columns-repeated="4"/>
          <table:covered-table-cell/>
          <table:table-cell office:value-type="float" office:value="0.3524720893141946" table:formula="of:=[.F14]/[.F15]" table:style-name="ce1">
            <text:p>0,352472089</text:p>
          </table:table-cell>
          <table:table-cell office:value-type="float" office:value="0.77489177489177496" table:formula="of:=[.G14]/[.G15]" table:style-name="ce1">
            <text:p>0,774891775</text:p>
          </table:table-cell>
          <table:table-cell office:value-type="float" office:value="1.6548117154811717" table:formula="of:=[.H14]/[.H15]" table:style-name="ce1">
            <text:p>1,654811715</text:p>
          </table:table-cell>
          <table:table-cell office:value-type="float" office:value="2.2108002602472352" table:formula="of:=[.I14]/[.I15]" table:style-name="ce1">
            <text:p>2,21080026</text:p>
          </table:table-cell>
          <table:table-cell office:value-type="float" office:value="2.9646772228989042" table:formula="of:=[.J14]/[.J15]" table:style-name="ce1">
            <text:p>2,964677223</text:p>
          </table:table-cell>
          <table:table-cell office:value-type="float" office:value="5.5447498238195916" table:formula="of:=[.K14]/[.K15]" table:style-name="ce1">
            <text:p>5,544749824</text:p>
          </table:table-cell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C TATU</meta:initial-creator>
    <dc:creator>C TATU</dc:creator>
    <meta:creation-date>2020-05-14T11:21:36Z</meta:creation-date>
    <dc:date>2020-05-14T13:57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97.87511811023622pt" svg:width="156.0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x" chart:name="primary-x" chart:style-name="Axs0">
            <chart:categories table:cell-range-address="Hoja1.$F$4:.$K$4"/>
          </chart:axis>
          <chart:axis chart:dimension="y" chart:name="primary-y" chart:style-name="Axs1">
            <chart:grid chart:class="major" chart:style-name="GMa1"/>
          </chart:axis>
          <chart:series chart:values-cell-range-address="Hoja1.$F$7:.$K$7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maximum="5" chart:interval-major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88.87503937007874pt" svg:width="153.75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x" chart:name="primary-x" chart:style-name="Axs0">
            <chart:categories table:cell-range-address="Hoja1.$F$4:.$K$4"/>
          </chart:axis>
          <chart:axis chart:dimension="y" chart:name="primary-y" chart:style-name="Axs1">
            <chart:grid chart:class="major" chart:style-name="GMa1"/>
          </chart:axis>
          <chart:series chart:values-cell-range-address="Hoja1.$F$11:.$K$11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true" chart:maximum="15" chart:interval-major="50" chart:interval-minor-divis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42.1250393700788pt" svg:width="226.5pt" chart:style-name="Crt0">
        <chart:title chart:style-name="CT00">
          <text:p text:style-name="a0" text:class-names="" text:cond-style-name="">Título del gráfico</text:p>
        </chart:title>
        <chart:plot-area chart:style-name="Plt0">
          <chart:axis chart:dimension="x" chart:name="primary-x" chart:style-name="Axs0">
            <chart:categories table:cell-range-address="Hoja1.$F$13:.$K$13"/>
          </chart:axis>
          <chart:axis chart:dimension="y" chart:name="primary-y" chart:style-name="Axs1">
            <chart:grid chart:class="major" chart:style-name="GMa1"/>
          </chart:axis>
          <chart:series chart:values-cell-range-address="Hoja1.$F$16:.$K$16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